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snapper“ [SSA 1006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Snapp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 zum Verwalten von Snapshots</text:p>
                <text:list>
                  <text:list-item>
                    <text:p>Snapshots erstellen</text:p>
                  </text:list-item>
                  <text:list-item>
                    <text:p>Snapshots löschen</text:p>
                  </text:list-item>
                  <text:list-item>
                    <text:p>Snapshots vergleichen</text:p>
                  </text:list-item>
                </text:list>
              </text:list-item>
              <text:list-item>
                <text:p>Änderungen zwischen Snapshots anzeigen</text:p>
              </text:list-item>
              <text:list-item>
                <text:p>Unterstützt btrfs, ext4 und thin-provisioned LVM</text:p>
              </text:list-item>
              <text:list-item>
                <text:p>ACL &amp; xattr Support</text:p>
              </text:list-item>
              <text:list-item>
                <text:p>CLI, DBus und GUI-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per in S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E 12 integriert Snapper und erstellt selbständig Snapshots (z.B. vor dem Ausführen eines Updates)</text:p>
              </text:list-item>
              <text:list-item>
                <text:p>Es gibt zwei unterschiedliche Varianten wie Snapper in Problem-Situationen unterstützen kann</text:p>
                <text:list>
                  <text:list-item>
                    <text:p>Änderung rückgängig machen (selektiv)</text:p>
                  </text:list-item>
                  <text:list-item>
                    <text:p>Rollback des „gesamten“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er kann die Integrität von Dateien nicht sicherstellen!</text:p>
              </text:list-item>
              <text:list-item>
                <text:p>Ein Rollback z.B. einer Datenbank ist somit immer mit dem Risiko inkonsistenter Daten verbunden</text:p>
              </text:list-item>
              <text:list-item>
                <text:p>Nicht alle Verzeichnisse und Dateien sind im Snapshot enthaltet, SUSE definiert diverse (sinnvolle) Ausna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snahm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boot/grub2/[i386-pc, x86_64-efi, powerpc-ieee1275, s390x-emu]</text:p>
              </text:list-item>
              <text:list-item>
                <text:p>/home</text:p>
              </text:list-item>
              <text:list-item>
                <text:p>/opt, /var/opt</text:p>
              </text:list-item>
              <text:list-item>
                <text:p>/srv</text:p>
              </text:list-item>
              <text:list-item>
                <text:p>/tmp, /var/tmp, /var/crash</text:p>
              </text:list-item>
              <text:list-item>
                <text:p>/usr/local</text:p>
              </text:list-item>
              <text:list-item>
                <text:p>/var/lib/named</text:p>
              </text:list-item>
              <text:list-item>
                <text:p>/var/lib/pgqsl</text:p>
              </text:list-item>
              <text:list-item>
                <text:p>/var/log</text:p>
                <text:p/>
              </text:list-item>
              <text:list-item>
                <text:p>Beschreibung zu den Ausnahmen, führt der SLE Administration Guide auf:</text:p>
                <text:p>DE: ...<text:line-break/>EN: 3.1.2 Directories That Are Excluded from Snapsho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gration in YA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i jeder YAST oder zypper Transaktion erstellt Snapper zwei Snapshots:</text:p>
                <text:list>
                  <text:list-item>
                    <text:p>„pre“-Snapshot, vor der Änderung</text:p>
                  </text:list-item>
                  <text:list-item>
                    <text:p>„post“- Snapshot, nach der Änderung</text:p>
                  </text:list-item>
                </text:list>
              </text:list-item>
              <text:list-item>
                <text:p>Mit dem YAST-Modul für sanpper oder mit dem snapper CLI-Tool können die entsprechenden Änderungen rückgängig gemacht werden</text:p>
              </text:list-item>
              <text:list-item>
                <text:p>Zudem gibt es eine Boot-Option, um das System von einem Snapshot zu boo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ueller Snapshot erstel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shots können auch manuell erstellt werden</text:p>
                <text:p><text:span text:style-name="T1">snapper cre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terschiede Anzei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er kann zwischen zwei Snapshots ein Diff erstellen</text:p>
                <text:p><text:span text:style-name="T1">snapper list</text:span><text:span text:style-name="T1"><text:line-break/></text:span><text:span text:style-name="T1">snapper diff $id1..$id2</text:span></text:p>
              </text:list-item>
              <text:list-item>
                <text:p>Das Diff kann auf einzelnes Files eingeschränkt werden</text:p>
                <text:p><text:span text:style-name="T1">snapper diff $id1..$id2 $pa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Rollback mittels Booten von Snapsho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System kann mittels Snapshots auf einen älteren Stand zurückgesetzt werden</text:p>
              </text:list-item>
              <text:list-item>
                <text:p>Einschränkungen:</text:p>
                <text:list>
                  <text:list-item>
                    <text:p>root Dateisystem muss btrfs sein</text:p>
                  </text:list-item>
                  <text:list-item>
                    <text:p>das root Dateisystem muss auf einem einzelnen Device liegen</text:p>
                  </text:list-item>
                  <text:list-item>
                    <text:p>der Bootloader muss noch geladen werden kön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llback durchfüh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 Boot-Menü kann ein Snapshot ausgewählt werden</text:p>
              </text:list-item>
              <text:list-item>
                <text:p>Danach bootet das System im read-only Modus und man kann den Zustand prüfen</text:p>
              </text:list-item>
              <text:list-item>
                <text:p>Der Snapshot kann mit folgendem Command übernommen werden</text:p>
                <text:p><text:span text:style-name="T1">snapper rollba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 lösch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shots können via YAST oder über das CLI gelöscht werden</text:p>
              </text:list-item>
              <text:list-item>
                <text:p>Via CLI</text:p>
                <text:p><text:span text:style-name="T1">snapper delete $id</text:span></text:p>
              </text:list-item>
              <text:list-item>
                <text:p>Wenn ein „pre“-Snapshot gelöscht wird, sollte auch der korrespondierende „post“-Snapshot gelöscht werden</text:p>
              </text:list-item>
              <text:list-item>
                <text:p>Es ist aktuell nicht möglich, herauszufinden, wie viel Platz ein Snapshot belegt</text:p>
              </text:list-item>
              <text:list-item>
                <text:p>Der freie Platz auf einem btrfs Volume sollte immer mit btrfs Tools ermittelt werden:</text:p>
                <text:p><text:span text:style-name="T1">btrfs filesystem df $pat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per Confi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Snapper Config liegt unter /etc/snapper/configs/root</text:p>
              </text:list-item>
              <text:list-item>
                <text:p>Informationen zu der Config:</text:p>
                <text:p><text:span text:style-name="T1">man 8 snapper</text:span><text:span text:style-name="T1"><text:line-break/></text:span><text:span text:style-name="T1">man 5 snapper-confi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0:57:43.500529632</dc:date>
    <meta:editing-duration>PT11H30M10S</meta:editing-duration>
    <meta:editing-cycles>128</meta:editing-cycles>
    <meta:generator>LibreOffice/5.0.6.2$Linux_X86_64 LibreOffice_project/00$Build-2</meta:generator>
    <meta:document-statistic meta:object-count="73"/>
    <meta:user-defined meta:name="Modul_Area">SSA</meta:user-defined>
    <meta:user-defined meta:name="Modul_ID">1006</meta:user-defined>
    <meta:user-defined meta:name="Modul_Name">snapper</meta:user-defined>
  </office:meta>
</office:document-meta>
</file>